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51f7a" officeooo:paragraph-rsid="00151f7a"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4pt" fo:font-weight="bold" officeooo:rsid="00151f7a" officeooo:paragraph-rsid="00151f7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52326" officeooo:paragraph-rsid="0015232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589c3" officeooo:paragraph-rsid="001589c3"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51f7a" officeooo:paragraph-rsid="00151f7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2326" officeooo:paragraph-rsid="0015232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589c3" officeooo:paragraph-rsid="001589c3" style:font-size-asian="10.5pt" style:font-weight-asian="normal" style:font-size-complex="12pt" style:font-weight-complex="normal"/>
    </style:style>
    <style:style style:name="T1" style:family="text">
      <style:text-properties fo:font-size="14pt" fo:font-weight="bold" style:font-size-asian="12.25pt" style:font-weight-asian="bold" style:font-size-complex="14pt" style:font-weight-complex="bold"/>
    </style:style>
    <style:style style:name="T2" style:family="text">
      <style:text-properties officeooo:rsid="001523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Patterns – Cheat Sheet</text:p>
      <text:p text:style-name="P1"/>
      <text:p text:style-name="P2">1.<text:tab/>Singleton</text:p>
      <text:p text:style-name="P5">The singleton pattern offers the assurance that you only have one instance of an object. You can achieve this by limiting the access to the constructor. You will get the object’s instance via a static public method. </text:p>
      <text:p text:style-name="P5">The singleton can be instantiated eagerly, or lazy, when it is first needed. A recommended way to use the singleton pattern is by using an enum.</text:p>
      <text:p text:style-name="P5">The singleton pattern is used in JDK (Runtime.getRuntime()). Also, by default any Spring bean is created as singleton. I have used this pattern in personal projects (the Game in Android game) and the DataSource at work.</text:p>
      <text:p text:style-name="P5"/>
      <text:p text:style-name="P5"><text:span text:style-name="T1">2. <text:tab/>Factory Method</text:span></text:p>
      <text:p text:style-name="P5">The factory method is used to create an object instance without calling the new object. It has some advantages against the regular constructors:</text:p>
      <text:p text:style-name="P5">-<text:tab/>it can have a meaningful name</text:p>
      <text:p text:style-name="P5">-<text:tab/>does not necessary return an object</text:p>
      <text:p text:style-name="P5">-<text:tab/>can return any subtype of the given object → programming to an interface</text:p>
      <text:p text:style-name="P5">This is one of the most used design patterns. In jdk is used in EnumSet.of(), String.valueOf(), Calendar.getInstance(). In Spring the beans are <text:span text:style-name="T2">created using an ApplicationContext reference.</text:span></text:p>
      <text:p text:style-name="P5"/>
      <text:p text:style-name="P3">3.<text:tab/>Builder</text:p>
      <text:p text:style-name="P6">The builder pattern is a used to create new objects more easy when you have constructors with many optional parameters. Using the telescopic constructor (anti)pattern is rather difficult. We can create a public inner static class, called a builder. The builder will have the same parameters as the enclosing class and build method which returns an instance of the enclosing class type. </text:p>
      <text:p text:style-name="P6">You will have public methods which will set the attributes and return a Builder instance such that you can chain them. The build method will create a new object instance and pass all the attributes from the Builder to the new created object. </text:p>
      <text:p text:style-name="P6">The parent class needs to have a private constructor for limiting the access. If you have mandatory fields you can add them in the Builder constructor.</text:p>
      <text:p text:style-name="P6">This pattern is heavily used in ORMs, such as Hibernate. This is used in jdk in StringBuilder, StringBuffer.</text:p>
      <text:p text:style-name="P6"/>
      <text:p text:style-name="P4">4. <text:tab/>Decorator</text:p>
      <text:p text:style-name="P7"/>
      <text:p text:style-name="P6"/>
      <text:p text:style-name="P6"><text:s text:c="2"/></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21:58:05.122095163</meta:creation-date>
    <dc:date>2016-11-07T23:12:44.854986134</dc:date>
    <meta:editing-duration>PT24M39S</meta:editing-duration>
    <meta:editing-cycles>1</meta:editing-cycles>
    <meta:document-statistic meta:table-count="0" meta:image-count="0" meta:object-count="0" meta:page-count="1" meta:paragraph-count="18" meta:word-count="339" meta:character-count="2026" meta:non-whitespace-character-count="1696"/>
    <meta:generator>LibreOffice/5.1.4.2$Linux_X86_64 LibreOffice_project/10m0$Build-2</meta:generator>
  </office:meta>
</office:document-meta>
</file>